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82000069D500003D7FB47EA669FEDC2470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Times New Roman2" svg:font-family="'Times New Roman'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Mangal2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971cm" fo:margin-left="-0.191cm" table:align="left" style:writing-mode="lr-tb"/>
    </style:style>
    <style:style style:name="Tabela1.A" style:family="table-column">
      <style:table-column-properties style:column-width="4.792cm"/>
    </style:style>
    <style:style style:name="Tabela1.B" style:family="table-column">
      <style:table-column-properties style:column-width="7.594cm"/>
    </style:style>
    <style:style style:name="Tabela1.C" style:family="table-column">
      <style:table-column-properties style:column-width="5.584cm"/>
    </style:style>
    <style:style style:name="Tabela1.1" style:family="table-row">
      <style:table-row-properties style:min-row-height="0.277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2" style:family="table-row">
      <style:table-row-properties style:min-row-height="9.31cm" fo:keep-together="auto"/>
    </style:style>
    <style:style style:name="Tabela1.3" style:family="table-row">
      <style:table-row-properties style:min-row-height="0.743cm" fo:keep-together="auto"/>
    </style:style>
    <style:style style:name="Tabela1.A3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.4" style:family="table-row">
      <style:table-row-properties fo:keep-together="auto"/>
    </style:style>
    <style:style style:name="Tabela1.5" style:family="table-row">
      <style:table-row-properties style:min-row-height="0.788cm" fo:keep-together="auto"/>
    </style:style>
    <style:style style:name="Tabela1.6" style:family="table-row">
      <style:table-row-properties style:min-row-height="5.777cm" fo:keep-together="auto"/>
    </style:style>
    <style:style style:name="Tabela1.A6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.7" style:family="table-row">
      <style:table-row-properties style:min-row-height="0.358cm" fo:keep-together="auto"/>
    </style:style>
    <style:style style:name="Tabela1.8" style:family="table-row">
      <style:table-row-properties style:min-row-height="1.692cm" fo:keep-together="auto"/>
    </style:style>
    <style:style style:name="Tabela1.A8" style:family="table-cell">
      <style:table-cell-properties style:vertical-align="top" fo:background-color="#dddddd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7.965cm" fo:margin-left="-0.175cm" table:align="left" style:writing-mode="lr-tb"/>
    </style:style>
    <style:style style:name="Tabela2.A" style:family="table-column">
      <style:table-column-properties style:column-width="2.117cm"/>
    </style:style>
    <style:style style:name="Tabela2.B" style:family="table-column">
      <style:table-column-properties style:column-width="6.033cm"/>
    </style:style>
    <style:style style:name="Tabela2.C" style:family="table-column">
      <style:table-column-properties style:column-width="4.048cm"/>
    </style:style>
    <style:style style:name="Tabela2.D" style:family="table-column">
      <style:table-column-properties style:column-width="1.217cm"/>
    </style:style>
    <style:style style:name="Tabela2.E" style:family="table-column">
      <style:table-column-properties style:column-width="4.5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6e6" fo:padding="0.097cm" fo:border="none" style:writing-mode="lr-tb">
        <style:background-image/>
      </style:table-cell-properties>
    </style:style>
    <style:style style:name="Tabela3" style:family="table">
      <style:table-properties style:width="17.965cm" fo:margin-left="-0.201cm" table:align="left" style:writing-mode="lr-tb"/>
    </style:style>
    <style:style style:name="Tabela3.A" style:family="table-column">
      <style:table-column-properties style:column-width="8.982cm"/>
    </style:style>
    <style:style style:name="Tabela3.B" style:family="table-column">
      <style:table-column-properties style:column-width="8.98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6e6e6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text-autospace="none" style:snap-to-layout-grid="false"/>
      <style:text-properties fo:color="#000000" fo:font-size="12pt" fo:font-style="normal" fo:font-weight="bold" style:font-name-asian="Times New Roman1" style:font-size-asian="12pt" style:language-asian="zh" style:country-asian="CN" style:font-style-asian="normal" style:font-weight-asian="bold" style:font-name-complex="Times New Roman1" style:font-size-complex="12pt" style:font-style-complex="normal" style:font-weight-complex="bold"/>
    </style:style>
    <style:style style:name="P2" style:family="paragraph" style:parent-style-name="Standard">
      <style:paragraph-properties style:text-autospace="none" style:snap-to-layout-grid="false"/>
      <style:text-properties fo:color="#000000" fo:font-size="10pt" fo:font-style="normal" fo:font-weight="bold" style:font-name-asian="Times New Roman1" style:font-size-asian="10pt" style:language-asian="zh" style:country-asian="CN" style:font-style-asian="normal" style:font-weight-asian="bold" style:font-name-complex="Times New Roman1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1" fo:font-size="12pt" officeooo:paragraph-rsid="001a09f4" style:font-name-asian="Times New Roman1" style:font-size-asian="12pt" style:font-name-complex="Times New Roman1"/>
    </style:style>
    <style:style style:name="P4" style:family="paragraph" style:parent-style-name="Standard">
      <style:paragraph-properties fo:text-align="start" style:justify-single-word="false" style:snap-to-layout-grid="false"/>
      <style:text-properties style:use-window-font-color="true" fo:font-size="12pt" fo:language="pt" fo:country="BR" fo:font-weight="normal" style:letter-kerning="true" fo:background-color="transparent" style:font-name-asian="SimSun1" style:font-size-asian="12pt" style:language-asian="zh" style:country-asian="CN" style:font-weight-asian="normal" style:font-name-complex="Mangal2" style:font-size-complex="12pt" style:language-complex="hi" style:country-complex="IN" style:font-weight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use-window-font-color="true" style:font-name="Times New Roman" fo:font-size="12pt" fo:font-weight="normal" officeooo:rsid="001bfc39" officeooo:paragraph-rsid="001bfc39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fo:background-color="transparent" text:display="true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text-autospace="none" style:snap-to-layout-gri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Times New Roman" fo:font-size="12pt" fo:font-weight="bold" officeooo:rsid="000d469d" officeooo:paragraph-rsid="001a09f4" fo:background-color="transparent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Times New Roman" fo:font-size="12pt" fo:font-weight="bold" officeooo:rsid="001db03f" officeooo:paragraph-rsid="001db03f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weight="bold" officeooo:rsid="001a09f4" officeooo:paragraph-rsid="001a09f4" fo:background-color="transparent" style:font-weight-asian="bold" style:font-weight-complex="bold"/>
    </style:style>
    <style:style style:name="P12" style:family="paragraph" style:parent-style-name="Default">
      <style:paragraph-properties style:text-autospace="none" style:snap-to-layout-grid="false"/>
      <style:text-properties fo:color="#000000" style:font-name="Times New Roman" fo:font-size="12pt" fo:font-style="normal" fo:font-weight="bold" style:font-name-asian="Times New Roman1" style:font-size-asian="12pt" style:language-asian="zh" style:country-asian="CN" style:font-style-asian="normal" style:font-weight-asian="bold" style:font-name-complex="Times New Roman" style:font-size-complex="12pt" style:font-style-complex="normal" style:font-weight-complex="bold"/>
    </style:style>
    <style:style style:name="P13" style:family="paragraph" style:parent-style-name="Default">
      <style:paragraph-properties style:text-autospace="none" style:snap-to-layout-grid="false"/>
      <style:text-properties fo:color="#000000" fo:font-size="8pt" style:font-name-asian="Times New Roman1" style:font-size-asian="8pt" style:font-name-complex="Times New Roman1" style:font-size-complex="8pt"/>
    </style:style>
    <style:style style:name="P14" style:family="paragraph" style:parent-style-name="Default">
      <style:paragraph-properties style:text-autospace="none" style:snap-to-layout-grid="false"/>
      <style:text-properties fo:color="#000000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15" style:family="paragraph" style:parent-style-name="Default">
      <style:paragraph-properties style:text-autospace="none"/>
      <style:text-properties fo:color="#000000" fo:font-size="5pt" fo:font-weight="bold" style:font-name-asian="Times New Roman1" style:font-size-asian="5pt" style:font-weight-asian="bold" style:font-name-complex="Times New Roman1" style:font-size-complex="5pt" style:font-weight-complex="bold"/>
    </style:style>
    <style:style style:name="P16" style:family="paragraph" style:parent-style-name="Default">
      <style:paragraph-properties style:text-autospace="none" style:snap-to-layout-grid="false"/>
      <style:text-properties fo:color="#000000" style:text-line-through-style="none" style:text-line-through-type="none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P17" style:family="paragraph" style:parent-style-name="Default">
      <style:paragraph-properties style:text-autospace="none" style:snap-to-layout-grid="false"/>
    </style:style>
    <style:style style:name="P18" style:family="paragraph" style:parent-style-name="Default">
      <style:paragraph-properties style:text-autospace="none" style:snap-to-layout-grid="false"/>
      <style:text-properties fo:font-size="8pt" style:font-size-asian="8pt" style:font-size-complex="8pt"/>
    </style:style>
    <style:style style:name="P19" style:family="paragraph" style:parent-style-name="Default">
      <style:paragraph-properties fo:text-align="center" style:justify-single-word="false" style:text-autospace="none" style:snap-to-layout-grid="false" style:writing-mode="lr-tb"/>
      <style:text-properties fo:color="#000000" style:font-name="Times New Roman" fo:font-size="12pt" fo:font-weight="bold" style:font-name-asian="Times New Roman1" style:font-size-asian="12pt" style:language-asian="zh" style:country-asian="CN" style:font-weight-asian="bold" style:font-name-complex="Times New Roman" style:font-size-complex="12pt" style:font-weight-complex="bold"/>
    </style:style>
    <style:style style:name="P20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2pt" fo:font-style="normal" style:text-underline-style="solid" style:text-underline-width="auto" style:text-underline-color="font-color" fo:font-weight="bold" style:font-name-asian="Times New Roman1" style:font-size-asian="12pt" style:language-asian="zh" style:country-asian="CN" style:font-style-asian="normal" style:font-weight-asian="bold" style:font-name-complex="Times New Roman" style:font-size-complex="12pt" style:font-style-complex="normal" style:font-weight-complex="bold"/>
    </style:style>
    <style:style style:name="P21" style:family="paragraph" style:parent-style-name="Default">
      <style:paragraph-properties fo:margin-left="1.251cm" fo:margin-right="0cm" fo:line-height="110%" fo:text-indent="0cm" style:auto-text-indent="false" style:text-autospace="none" style:snap-to-layout-grid="false"/>
      <style:text-properties fo:color="#000000" fo:font-size="11.5pt" fo:background-color="transparent" style:font-name-asian="Times New Roman1" style:font-size-asian="11.5pt" style:font-name-complex="Times New Roman1" style:font-size-complex="11.5pt"/>
    </style:style>
    <style:style style:name="P22" style:family="paragraph" style:parent-style-name="Default">
      <style:paragraph-properties fo:margin-left="1.251cm" fo:margin-right="0cm" fo:line-height="110%" fo:text-indent="0cm" style:auto-text-indent="false" style:text-autospace="none" style:snap-to-layout-grid="false"/>
      <style:text-properties fo:color="#000000" style:text-line-through-style="none" style:text-line-through-type="none" fo:font-size="11.5pt" style:text-underline-style="none" fo:background-color="transparent" style:font-name-asian="Times New Roman1" style:font-size-asian="11.5pt" style:font-name-complex="Times New Roman1" style:font-size-complex="11.5pt"/>
    </style:style>
    <style:style style:name="P23" style:family="paragraph" style:parent-style-name="Default">
      <style:paragraph-properties fo:margin-left="1.251cm" fo:margin-right="0cm" fo:line-height="110%" fo:text-indent="0cm" style:auto-text-indent="false" style:text-autospace="none" style:snap-to-layout-grid="false"/>
      <style:text-properties fo:background-color="transparent"/>
    </style:style>
    <style:style style:name="P24" style:family="paragraph" style:parent-style-name="Default">
      <style:paragraph-properties fo:margin-left="1.027cm" fo:margin-right="-0.005cm" fo:margin-top="0.101cm" fo:margin-bottom="0cm" loext:contextual-spacing="false" fo:line-height="115%" fo:text-align="justify" style:justify-single-word="false" fo:text-indent="0cm" style:auto-text-indent="false" style:text-autospace="none"/>
      <style:text-properties fo:color="#000000" style:text-line-through-style="none" style:text-line-through-type="none" style:text-underline-style="none" fo:background-color="transparent" style:font-name-asian="Times New Roman1" style:font-name-complex="Times New Roman1" text:display="true"/>
    </style:style>
    <style:style style:name="P25" style:family="paragraph" style:parent-style-name="Default">
      <style:paragraph-properties fo:margin-left="1.027cm" fo:margin-right="-0.005cm" fo:margin-top="0.101cm" fo:margin-bottom="0cm" loext:contextual-spacing="false" fo:line-height="115%" fo:text-align="justify" style:justify-single-word="false" fo:text-indent="0cm" style:auto-text-indent="false" style:text-autospace="none"/>
      <style:text-properties fo:color="#000000" fo:font-size="12pt" fo:background-color="transparent" style:font-size-asian="12pt" style:font-size-complex="12pt"/>
    </style:style>
    <style:style style:name="P26" style:family="paragraph" style:parent-style-name="Default">
      <style:paragraph-properties fo:margin-left="1.027cm" fo:margin-right="-0.005cm" fo:margin-top="0.101cm" fo:margin-bottom="0cm" loext:contextual-spacing="false" fo:line-height="115%" fo:text-align="justify" style:justify-single-word="false" fo:text-indent="0cm" style:auto-text-indent="false" style:text-autospace="none" style:snap-to-layout-grid="false"/>
      <style:text-properties fo:color="#000000" fo:background-color="transparent"/>
    </style:style>
    <style:style style:name="P27" style:family="paragraph" style:parent-style-name="Default">
      <style:paragraph-properties fo:margin-left="1.027cm" fo:margin-right="-0.005cm" fo:margin-top="0.101cm" fo:margin-bottom="0cm" loext:contextual-spacing="false" fo:line-height="115%" fo:text-align="justify" style:justify-single-word="false" fo:text-indent="0cm" style:auto-text-indent="false" style:text-autospace="none"/>
      <style:text-properties fo:background-color="transparent" text:display="true"/>
    </style:style>
    <style:style style:name="P28" style:family="paragraph" style:parent-style-name="Default">
      <style:paragraph-properties fo:margin-left="1.027cm" fo:margin-right="-0.005cm" fo:margin-top="0.101cm" fo:margin-bottom="0cm" loext:contextual-spacing="false" fo:line-height="115%" fo:text-align="justify" style:justify-single-word="false" fo:text-indent="0cm" style:auto-text-indent="false" style:text-autospace="none"/>
      <style:text-properties fo:background-color="transparent"/>
    </style:style>
    <style:style style:name="P29" style:family="paragraph" style:parent-style-name="LO-Normal">
      <style:paragraph-properties fo:margin-left="1.027cm" fo:margin-right="-0.005cm" fo:margin-top="0.101cm" fo:margin-bottom="0cm" loext:contextual-spacing="false" fo:line-height="115%" fo:text-align="justify" style:justify-single-word="false" fo:text-indent="0cm" style:auto-text-indent="false" style:text-autospace="none" style:snap-to-layout-grid="false"/>
      <style:text-properties fo:color="#000000" style:text-line-through-style="none" style:text-line-through-type="none" fo:font-size="11.5pt" style:text-underline-style="none" fo:background-color="transparent" style:font-name-asian="Times New Roman1" style:font-size-asian="11.5pt" style:font-name-complex="Times New Roman1" style:font-size-complex="11.5pt"/>
    </style:style>
    <style:style style:name="P30" style:family="paragraph" style:parent-style-name="Conteúdo_20_de_20_tabela">
      <style:paragraph-properties style:snap-to-layout-grid="false"/>
      <style:text-properties fo:font-size="12pt" style:font-size-asian="12pt" style:font-size-complex="12pt"/>
    </style:style>
    <style:style style:name="P31" style:family="paragraph" style:parent-style-name="Conteúdo_20_de_20_tabela">
      <style:paragraph-properties fo:text-align="justify" style:justify-single-word="false" style:snap-to-layout-grid="false"/>
      <style:text-properties fo:font-size="12pt" fo:background-color="transparent" style:font-size-asian="12pt" style:font-size-complex="12pt"/>
    </style:style>
    <style:style style:name="P32" style:family="paragraph" style:parent-style-name="Conteúdo_20_de_20_tabela">
      <style:paragraph-properties style:snap-to-layout-grid="false"/>
      <style:text-properties fo:font-size="12pt" fo:background-color="transparent" style:font-size-asian="12pt" style:font-size-complex="12pt"/>
    </style:style>
    <style:style style:name="P33" style:family="paragraph" style:parent-style-name="Conteúdo_20_de_20_tabela">
      <style:paragraph-properties fo:text-align="start" style:justify-single-word="false" style:snap-to-layout-grid="false"/>
      <style:text-properties fo:background-color="transparent"/>
    </style:style>
    <style:style style:name="P34" style:family="paragraph" style:parent-style-name="Conteúdo_20_de_20_tabela">
      <style:paragraph-properties fo:margin-top="0cm" fo:margin-bottom="0cm" loext:contextual-spacing="false" fo:text-align="start" style:justify-single-word="false" style:snap-to-layout-grid="false"/>
      <style:text-properties fo:font-size="12pt" fo:background-color="transparent" style:font-size-asian="12pt" style:font-size-complex="12pt"/>
    </style:style>
    <style:style style:name="P35" style:family="paragraph" style:parent-style-name="Table_20_Contents">
      <style:paragraph-properties style:snap-to-layout-grid="false"/>
    </style:style>
    <style:style style:name="P36" style:family="paragraph" style:parent-style-name="Text_20_body" style:master-page-name="Standard">
      <style:paragraph-properties fo:text-align="center" style:justify-single-word="false" style:page-number="auto"/>
    </style:style>
    <style:style style:name="P37" style:family="paragraph">
      <style:paragraph-properties fo:text-align="start"/>
      <style:text-properties fo:color="#000000" style:text-line-through-style="none" style:text-line-through-type="none" style:font-name="Times New Roman2" fo:font-size="12pt" fo:font-style="normal" style:text-underline-style="none" fo:font-weight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.5pt" style:font-size-asian="11.5pt" style:font-size-complex="11.5pt"/>
    </style:style>
    <style:style style:name="T7" style:family="text">
      <style:text-properties style:font-name="Times New Roman" officeooo:rsid="001bfc39" style:font-name-complex="Times New Roman" style:font-size-complex="12pt"/>
    </style:style>
    <style:style style:name="T8" style:family="text">
      <style:text-properties style:font-name="Times New Roman" officeooo:rsid="001db03f" style:font-name-complex="Times New Roman" style:font-size-complex="12pt"/>
    </style:style>
    <style:style style:name="T9" style:family="text">
      <style:text-properties officeooo:rsid="001bfc39"/>
    </style:style>
    <style:style style:name="T10" style:family="text">
      <style:text-properties officeooo:rsid="001db03f"/>
    </style:style>
    <style:style style:name="T11" style:family="text">
      <style:text-properties officeooo:rsid="001f1fa0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ackground-color="#e6e6e6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fo:background-color="#e6e6e6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ixa de seleção 1" form:control-implementation="ooo:com.sun.star.form.component.CheckBox" xml:id="control1" form:id="control1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" form:id="control2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" form:id="control3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" form:id="control4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" form:id="control5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" form:id="control6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7" form:id="control7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8" form:id="control8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9" form:id="control9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0" form:id="control10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1" form:id="control11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2" form:id="control12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3" form:id="control13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4" form:id="control14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  <form:form form:name="listarRelacoesPrevidenciarias" form:apply-filter="true" form:method="post" form:control-implementation="ooo:com.sun.star.form.component.Form" office:target-frame="" xlink:href="file://SERV816537135/cnis/faces/pages/consultas/extrato/listarRelacoesPrevidenciarias.xhtml" xlink:type="simple">
          <form:properties>
            <form:property form:property-name="PropertyChangeNotificationEnabled" office:value-type="boolean" office:boolean-value="true"/>
          </form:properties>
        </form:form>
        <form:form form:name="listarRelacoesPrevidenciarias" form:apply-filter="true" form:method="post" form:control-implementation="ooo:com.sun.star.form.component.Form" office:target-frame="" xlink:href="file://SERV816537135/cnis/faces/pages/consultas/extrato/listarRelacoesPrevidenciarias.xhtml" xlink:type="simple">
          <form:properties>
            <form:property form:property-name="PropertyChangeNotificationEnabled" office:value-type="boolean" office:boolean-value="true"/>
          </form:properties>
        </form:form>
        <form:form form:name="listarRelacoesPrevidenciarias" form:apply-filter="true" form:method="post" form:control-implementation="ooo:com.sun.star.form.component.Form" office:target-frame="" xlink:href="file://SERV816537135/cnis/faces/pages/consultas/extrato/listarRelacoesPrevidenciarias.x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figuras1" text:anchor-type="as-char" svg:width="4.389cm" svg:height="2.551cm" draw:z-index="0"><draw:image xlink:href="Pictures/20000082000069D500003D7FB47EA669FEDC2470.wmf" xlink:type="simple" xlink:show="embed" xlink:actuate="onLoad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9">ANEXO I - </text:p>
            <text:p text:style-name="P19">MEMORANDO-CIRCULAR Nº 48 /DIRBEN/INSS, DE 15/9/2015</text:p>
            <text:p text:style-name="P19"/>
            <text:p text:style-name="P19">ANÁLISE DA VALIDAÇÃO DO RECOLHIMENTO DO CONTRIBUINTE FACULTATIVO DE BAIXA RENDA</text:p>
          </table:table-cell>
          <table:covered-table-cell/>
          <table:covered-table-cell/>
        </table:table-row>
        <table:table-row table:style-name="Tabela1.2">
          <table:table-cell table:style-name="Tabela1.A1" table:number-columns-spanned="3" office:value-type="string">
            <text:p text:style-name="P17"/>
            <text:p text:style-name="P20">PREENCHIMENTO PELO SOLICITANTE</text:p>
            <text:p text:style-name="P12">Dados do filiado</text:p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column table:style-name="Tabela2.E"/>
              <table:table-row table:style-name="Tabela2.1">
                <table:table-cell table:style-name="Tabela2.A1" office:value-type="string">
                  <text:p text:style-name="P35">Nome:</text:p>
                </table:table-cell>
                <table:table-cell table:style-name="Tabela2.A1" table:number-columns-spanned="4" office:value-type="string">
                  <text:p text:style-name="P10">ABC</text:p>
                </table:table-cell>
                <table:covered-table-cell/>
                <table:covered-table-cell/>
                <table:covered-table-cell/>
              </table:table-row>
              <table:table-row table:style-name="Tabela2.1">
                <table:table-cell table:style-name="Tabela2.A1" office:value-type="string">
                  <text:p text:style-name="P35">NIT/NIS:</text:p>
                </table:table-cell>
                <table:table-cell table:style-name="Tabela2.A1" table:number-columns-spanned="4" office:value-type="string">
                  <text:p text:style-name="P3"><text:s/><text:span text:style-name="T7">1.</text:span><text:span text:style-name="T8">0</text:span></text:p>
                </table:table-cell>
                <table:covered-table-cell/>
                <table:covered-table-cell/>
                <table:covered-table-cell/>
              </table:table-row>
              <table:table-row table:style-name="Tabela2.1">
                <table:table-cell table:style-name="Tabela2.A1" office:value-type="string">
                  <text:p text:style-name="P35">CPF:</text:p>
                </table:table-cell>
                <table:table-cell table:style-name="Tabela2.A1" table:number-columns-spanned="4" office:value-type="string">
                  <text:p text:style-name="P5">0</text:p>
                </table:table-cell>
                <table:covered-table-cell/>
                <table:covered-table-cell/>
                <table:covered-table-cell/>
              </table:table-row>
              <table:table-row table:style-name="Tabela2.1">
                <table:table-cell table:style-name="Tabela2.A1" office:value-type="string">
                  <text:p text:style-name="P35">NB:</text:p>
                </table:table-cell>
                <table:table-cell table:style-name="Tabela2.A1" office:value-type="string">
                  <text:p text:style-name="P9">B<text:span text:style-name="T9">80/1</text:span></text:p>
                </table:table-cell>
                <table:table-cell table:style-name="Tabela2.A1" office:value-type="string">
                  <text:p text:style-name="P4">DER: <text:span text:style-name="T10">0</text:span></text:p>
                </table:table-cell>
                <table:table-cell table:style-name="Tabela2.A1" office:value-type="string">
                  <text:p text:style-name="P6"><text:span text:style-name="T5">OL</text:span><text:span text:style-name="T4">:</text:span></text:p>
                </table:table-cell>
                <table:table-cell table:style-name="Tabela2.A1" office:value-type="string">
                  <text:p text:style-name="P11">110010<text:span text:style-name="T10">9</text:span>0</text:p>
                </table:table-cell>
              </table:table-row>
              <table:table-row table:style-name="Tabela2.1">
                <table:table-cell table:style-name="Tabela2.A1" table:number-columns-spanned="5" office:value-type="string">
                  <text:p text:style-name="P35">Competências de Contribuição no Cód. FBR: <text:span text:style-name="T10">0 a 0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8"/>
            <text:p text:style-name="P20">PREENCHIMENTO PELA SAIS</text:p>
            <text:p text:style-name="P7">Dados do CadÚnico</text:p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table:number-columns-spanned="2" office:value-type="string">
                  <text:p text:style-name="P31">Data da Análise<text:span text:style-name="T4">:</text:span></text:p>
                </table:table-cell>
                <table:covered-table-cell/>
              </table:table-row>
              <table:table-row table:style-name="Tabela3.1">
                <table:table-cell table:style-name="Tabela3.A1" table:number-columns-spanned="2" office:value-type="string">
                  <text:p text:style-name="P30">Data de Cadastramento<text:span text:style-name="T4">:</text:span></text:p>
                </table:table-cell>
                <table:covered-table-cell/>
              </table:table-row>
              <table:table-row table:style-name="Tabela3.1">
                <table:table-cell table:style-name="Tabela3.A1" table:number-columns-spanned="2" office:value-type="string">
                  <text:p text:style-name="P30">Data de Atualização<text:span text:style-name="T4">:</text:span></text:p>
                </table:table-cell>
                <table:covered-table-cell/>
              </table:table-row>
              <table:table-row table:style-name="Tabela3.1">
                <table:table-cell table:style-name="Tabela3.A1" office:value-type="string">
                  <text:p text:style-name="P32">Renda Pessoal</text:p>
                </table:table-cell>
                <table:table-cell table:style-name="Tabela3.A1" office:value-type="string">
                  <text:p text:style-name="P34"><draw:control text:anchor-type="char" draw:z-index="12" draw:style-name="gr2" draw:text-style-name="P37" svg:width="0.567cm" svg:height="0.542cm" svg:x="0.131cm" svg:y="0cm" draw:control="control1"/><text:span text:style-name="T4"><text:tab/></text:span><text:span text:style-name="T5">Sim <text:s text:c="4"/></text:span><draw:control text:anchor-type="char" draw:z-index="11" draw:style-name="gr2" draw:text-style-name="P37" svg:width="0.602cm" svg:height="0.542cm" svg:x="2.949cm" svg:y="0cm" draw:control="control2"/><text:span text:style-name="T4"><text:tab/><text:tab/></text:span><text:span text:style-name="T5">Não</text:span></text:p>
                </table:table-cell>
              </table:table-row>
              <table:table-row table:style-name="Tabela3.1">
                <table:table-cell table:style-name="Tabela3.A1" office:value-type="string">
                  <text:p text:style-name="P32">Renda Familiar Superior a 2 <text:span text:style-name="T11">Salários-mínimos</text:span></text:p>
                </table:table-cell>
                <table:table-cell table:style-name="Tabela3.A1" office:value-type="string">
                  <text:p text:style-name="P33"><draw:control text:anchor-type="char" draw:z-index="13" draw:style-name="gr2" draw:text-style-name="P37" svg:width="0.567cm" svg:height="0.542cm" svg:x="0.131cm" svg:y="0cm" draw:control="control3"/><draw:control text:anchor-type="char" draw:z-index="14" draw:style-name="gr2" draw:text-style-name="P37" svg:width="0.602cm" svg:height="0.542cm" svg:x="2.949cm" svg:y="0cm" draw:control="control4"/><text:span text:style-name="T2"><text:tab/></text:span><text:span text:style-name="T3">Sim<text:tab/></text:span><text:span text:style-name="T2"><text:tab/></text:span>Não</text:p>
                </table:table-cell>
              </table:table-row>
            </table:table>
            <text:p text:style-name="P8"/>
            <text:p text:style-name="P1">CONCLUSÃO:</text:p>
            <text:p text:style-name="P2"/>
          </table:table-cell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21"><draw:control text:anchor-type="char" draw:z-index="8" draw:style-name="gr2" draw:text-style-name="P37" svg:width="0.567cm" svg:height="0.542cm" svg:x="0.131cm" svg:y="0cm" draw:control="control5"/>VALIDADO</text:p>
          </table:table-cell>
          <table:table-cell table:style-name="Tabela1.A3" office:value-type="string">
            <text:p text:style-name="P22"><draw:control text:anchor-type="char" draw:z-index="9" draw:style-name="gr2" draw:text-style-name="P37" svg:width="0.567cm" svg:height="0.542cm" svg:x="0.131cm" svg:y="0cm" draw:control="control6"/>VALIDADO PARCIALMENTE</text:p>
          </table:table-cell>
          <table:table-cell table:style-name="Tabela1.A3" office:value-type="string">
            <text:p text:style-name="P23">NÃO VALIDADO<draw:control text:anchor-type="char" draw:z-index="10" draw:style-name="gr2" draw:text-style-name="P37" svg:width="0.567cm" svg:height="0.542cm" svg:x="0.131cm" svg:y="0cm" draw:control="control7"/></text:p>
          </table:table-cell>
        </table:table-row>
        <table:table-row table:style-name="Tabela1.4">
          <table:table-cell table:style-name="Tabela1.A1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ela1.5">
          <table:table-cell table:style-name="Tabela1.A1" table:number-columns-spanned="3" office:value-type="string">
            <text:p text:style-name="P14">MOTIVO:</text:p>
            <text:p text:style-name="P15"/>
          </table:table-cell>
          <table:covered-table-cell/>
          <table:covered-table-cell/>
        </table:table-row>
        <table:table-row table:style-name="Tabela1.6">
          <table:table-cell table:style-name="Tabela1.A6" table:number-columns-spanned="3" office:value-type="string">
            <text:p text:style-name="P26">Ausência de cadastro no CadÚnico. Parágrafo 4º do art. 21 da Lei nº 8.212/91.<draw:control text:anchor-type="char" draw:z-index="4" draw:style-name="gr1" draw:text-style-name="P37" svg:width="0.701cm" svg:height="0.701cm" svg:x="2.3cm" svg:y="-0.019cm" draw:control="control8"/></text:p>
            <text:p text:style-name="P28">Renda familiar superior a dois salários-mínimos. Informação de responsabilidade do Ministério do Desenvolvimento Social e Combate à Fome – MDS. Parágrafo 4º do art. 21 da Lei nº 8.212/91.<draw:control text:anchor-type="char" draw:z-index="5" draw:style-name="gr1" draw:text-style-name="P37" svg:width="0.701cm" svg:height="0.701cm" svg:x="2.3cm" svg:y="0.049cm" draw:control="control9"/></text:p>
            <text:p text:style-name="P28">Possui renda pessoal no CadÚnico. Informação de responsabilidade do Ministério de Desenvolvimento Social e Combate à Fome – MDS. Alínea “b” do inciso II do § 2º do art. 21 da Lei nº 8.212/91.<draw:control text:anchor-type="char" draw:z-index="1" draw:style-name="gr1" draw:text-style-name="P37" svg:width="0.701cm" svg:height="0.701cm" svg:x="2.3cm" svg:y="-0.032cm" draw:control="control10"/></text:p>
            <text:p text:style-name="P29">Possui renda pessoal no CNIS ou SUB. Alínea “b” do inciso II do § 2º do art. 21 da Lei nº 8.212/91.<draw:control text:anchor-type="char" draw:z-index="2" draw:style-name="gr1" draw:text-style-name="P37" svg:width="0.701cm" svg:height="0.701cm" svg:x="2.3cm" svg:y="-0.032cm" draw:control="control11"/></text:p>
            <text:p text:style-name="P24"><text:span text:style-name="T6">Data do cadastro/atualização superior a do</text:span><text:span text:style-name="T1">is anos. Artigo 7º do Decreto nº 6.135/2007.</text:span><draw:control text:anchor-type="char" draw:z-index="6" draw:style-name="gr2" draw:text-style-name="P37" svg:width="0.701cm" svg:height="0.701cm" svg:x="0.3cm" svg:y="0.032cm" draw:control="control12"/></text:p>
            <text:p text:style-name="P25">Possui vínculos em aberto / recolhimentos em outra categoria concomitantes. Alínea b) do inciso II do § 2º do art. 21 da Lei nº 8.212/91.<draw:control text:anchor-type="char" draw:z-index="7" draw:style-name="gr2" draw:text-style-name="P37" svg:width="0.701cm" svg:height="0.701cm" svg:x="0.3cm" svg:y="0.032cm" draw:control="control13"/></text:p>
            <text:p text:style-name="P27">Não constam recolhimentos.<draw:control text:anchor-type="char" draw:z-index="3" draw:style-name="gr1" draw:text-style-name="P37" svg:width="0.701cm" svg:height="0.701cm" svg:x="2.3cm" svg:y="-0.101cm" draw:control="control14"/></text:p>
          </table:table-cell>
          <table:covered-table-cell/>
          <table:covered-table-cell/>
        </table:table-row>
        <table:table-row table:style-name="Tabela1.7">
          <table:table-cell table:style-name="Tabela1.A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ela1.8">
          <table:table-cell table:style-name="Tabela1.A8" table:number-columns-spanned="3" office:value-type="string">
            <text:p text:style-name="P16">Observações: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Times New Roman2" svg:font-family="'Times New Roman'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Mangal2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" style:font-family-generic="roman" fo:font-size="12pt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quadro" style:display-name="Conteúdo de quadro" style:family="paragraph" style:parent-style-name="Text_20_body"/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" style:font-family-generic="roman" fo:font-size="12pt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88cm" fo:margin-bottom="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.lisboa</meta:initial-creator>
    <meta:creation-date>2011-12-19T17:48:00</meta:creation-date>
    <dc:date>2016-07-20T08:49:42.509000000</dc:date>
    <meta:editing-cycles>12</meta:editing-cycles>
    <meta:editing-duration>P23DT22H29M12S</meta:editing-duration>
    <meta:generator>LibreOffice/5.1.0.3$Windows_X86_64 LibreOffice_project/5e3e00a007d9b3b6efb6797a8b8e57b51ab1f737</meta:generator>
    <meta:print-date>2015-09-15T16:52:25.143000000</meta:print-date>
    <dc:description>Integrante do Modelos de Documentos 2017.</dc:description>
    <dc:creator>Douglas Rodrigues de Almeida</dc:creator>
    <meta:document-statistic meta:table-count="3" meta:image-count="1" meta:object-count="0" meta:page-count="1" meta:paragraph-count="40" meta:word-count="220" meta:character-count="1334" meta:non-whitespace-character-count="1140"/>
    <meta:user-defined meta:name="Versão">1.1</meta:user-defined>
  </office:meta>
</office:document-meta>
</file>